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nholdsliste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Table of content</text:p>
          </text:index-title>
          <text:p text:style-name="P11">Installation<text:tab/>1</text:p>
          <text:p text:style-name="P10">Install from a release<text:tab/>2</text:p>
          <text:p text:style-name="P10">Install from the lancms1-series in bazaar/launchpad<text:tab/>2</text:p>
          <text:p text:style-name="P10">Upgrading when using Bazaar<text:tab/>3</text:p>
          <text:p text:style-name="P11">After installation – Quickintro to using LANCMS<text:tab/>3</text:p>
          <text:p text:style-name="P10">Adding tickets<text:tab/>3</text:p>
          <text:p text:style-name="P10">Designing a seatmap<text:tab/>4</text:p>
          <text:p text:style-name="P10">Starting sales<text:tab/>4</text:p>
          <text:p text:style-name="P10">Giving out rights<text:tab/>4</text:p>
          <text:p text:style-name="P11">The modules – advanced usage of LANCMS<text:tab/>5</text:p>
          <text:p text:style-name="P10">Globaladmin<text:tab/>5</text:p>
          <text:p text:style-name="P10">Eventadmin<text:tab/>5</text:p>
          <text:p text:style-name="P10">Composystem<text:tab/>5</text:p>
          <text:p text:style-name="P10">Arrival<text:tab/>5</text:p>
          <text:p text:style-name="P10">Tickets<text:tab/>6</text:p>
          <text:p text:style-name="P12">Pre-paid tickets<text:tab/>6</text:p>
          <text:p text:style-name="P12">Listing tickets<text:tab/>6</text:p>
          <text:p text:style-name="P10">Crewlist<text:tab/>6</text:p>
          <text:p text:style-name="P10">Forum<text:tab/>6</text:p>
          <text:p text:style-name="P10">Kiosk<text:tab/>6</text:p>
          <text:p text:style-name="P10">News<text:tab/>7</text:p>
          <text:p text:style-name="P10">Seating<text:tab/>7</text:p>
          <text:p text:style-name="P10">Wannabe<text:tab/>7</text:p>
          <text:p text:style-name="P10">Templates and design<text:tab/>7</text:p>
          <text:p text:style-name="P12">Small changes<text:tab/>7</text:p>
          <text:p text:style-name="P10">Infoscreens<text:tab/>7</text:p>
          <text:p text:style-name="P11">More information?<text:tab/>8</text:p>
          <text:p text:style-name="P11">Credits, history and license<text:tab/>8</text:p>
          <text:p text:style-name="P10">History<text:tab/>8</text:p>
          <text:p text:style-name="P10">Credits<text:tab/>8</text:p>
          <text:p text:style-name="P10">License<text:tab/>9</text:p>
        </text:index-body>
      </text:table-of-content>
      <text:p text:style-name="Standard"/>
      <text:p text:style-name="Standard"/>
      <text:p text:style-name="Standard"/>
      <text:h text:style-name="Heading_20_1" text:outline-level="1">Installation</text:h>
      <text:p text:style-name="Text_20_body"/>
      <text:p text:style-name="Text_20_body">There are two ways of installation LANCMS, one is the official releases from launchpad.net/lancms, the other is from the code repository on Bazaar.</text:p>
      <text:p text:style-name="Text_20_body">If you are not an experienced Linux/UNIX sysadmin, you probably want to download the official releases. They probably aren't very up to date, but they should work.</text:p>
      <text:p text:style-name="Text_20_body">The trunk-code in Bazaar is the most updated code, and we try to always keep it working (since that is the version we're running ourself).</text:p>
      <text:p text:style-name="Text_20_body"/>
      <text:h text:style-name="Heading_20_2" text:outline-level="2"><text:soft-page-break/>Install from a release</text:h>
      <text:list xml:id="list901398266" text:style-name="L1">
        <text:list-item>
          <text:p text:style-name="P3">Get the latest release from http://launchpad.net/lancms</text:p>
        </text:list-item>
        <text:list-item>
          <text:p text:style-name="P3">Unpack it in a place where your webserver can reach it</text:p>
        </text:list-item>
        <text:list-item>
          <text:p text:style-name="P3">Edit settings in config.php</text:p>
        </text:list-item>
        <text:list-item>
          <text:p text:style-name="P3">If you've not done it already, create the database and grant access to it:</text:p>
        </text:list-item>
        <text:list-item>
          <text:p text:style-name="P3">mysql&gt; CREATE DATABASE lancmsdb;</text:p>
        </text:list-item>
        <text:list-item>
          <text:p text:style-name="P3">mysql&gt; GRANT ALL PRIVILEGES ON lancmsdb.* to 'lancmsuser'@'localhost' IDENTIFIED BY 'lancmspass';</text:p>
        </text:list-item>
        <text:list-item>
          <text:p text:style-name="P3">Change the rights of the tmp-folder to 777 or allow the Apache/webserver-user rights to read and write to the folder below (chmod 777 tmp -R)</text:p>
        </text:list-item>
        <text:list-item>
          <text:p text:style-name="P3">To install/upgrade the database, visit http://your.server.name/installer/run.php</text:p>
        </text:list-item>
      </text:list>
      <text:p text:style-name="Text_20_body"/>
      <text:h text:style-name="Heading_20_2" text:outline-level="2">Install from the lancms1-series in bazaar/launchpad</text:h>
      <text:list xml:id="list83973309" text:style-name="L2">
        <text:list-item>
          <text:p text:style-name="P4">Do `bzr checkout lp:lancms` in a place your webserver can reach it</text:p>
        </text:list-item>
        <text:list-item>
          <text:p text:style-name="P4">Create a file called 'OverrideConfig.php' in the base directory containing the settings you wan't to override:</text:p>
        </text:list-item>
      </text:list>
      <text:p text:style-name="Text_20_body"/>
      <text:p text:style-name="Text_20_body">&lt;?php</text:p>
      <text:p text:style-name="Text_20_body">$sql_type = "mysql"; // SQL type. Valid are... mysql actually</text:p>
      <text:p text:style-name="Text_20_body">$sql_host = "localhost"; // SQL Host</text:p>
      <text:p text:style-name="Text_20_body">$sql_user = "lancmsuser"; // SQL username</text:p>
      <text:p text:style-name="Text_20_body">$sql_pass = "lancmspass"; // Very very secret, if you read this, you should probably go shoot yourself, just to be safe</text:p>
      <text:p text:style-name="Text_20_body">$sql_base = "lancmsdb"; // The database to use</text:p>
      <text:p text:style-name="Text_20_body">$sql_prefix = "lancms"; // Someone asked for this a while back. prefix, and _is added automatically</text:p>
      <text:p text:style-name="Text_20_body">$design_title = 'lancms';</text:p>
      <text:p text:style-name="Text_20_body">$language = "norwegian"; // Change this to another language if you wish to use it</text:p>
      <text:p text:style-name="Text_20_body">$lancms_session_cookie = "cookiemonster";</text:p>
      <text:p text:style-name="Text_20_body"># optional logo in footer. comment out if you don't want it.</text:p>
      <text:p text:style-name="Text_20_body">$design_footer['logo'] = 'http://localhost/logo.png';</text:p>
      <text:p text:style-name="Text_20_body">$design_footer['width'] = 69;</text:p>
      <text:p text:style-name="Text_20_body">$design_footer['height'] = 90;</text:p>
      <text:p text:style-name="Text_20_body">$design_footer['url'] = 'http://localhost/';</text:p>
      <text:p text:style-name="Text_20_body">?&gt;</text:p>
      <text:p text:style-name="Text_20_body"/>
      <text:list xml:id="list2133335075" text:style-name="L3">
        <text:list-item>
          <text:p text:style-name="P5">If you've not done it already, create the database and grant access to it:</text:p>
        </text:list-item>
        <text:list-item>
          <text:p text:style-name="P5"><text:soft-page-break/>mysql&gt; CREATE DATABASE lancmsdb;</text:p>
        </text:list-item>
        <text:list-item>
          <text:p text:style-name="P5">mysql&gt; GRANT ALL PRIVILEGES ON lancmsdb.* to 'lancmsuser'@'localhost' IDENTIFIED BY 'lancmspass';</text:p>
        </text:list-item>
        <text:list-item>
          <text:p text:style-name="P5">chmod 777 tmp -R</text:p>
        </text:list-item>
        <text:list-item>
          <text:p text:style-name="P5">To install/upgrade the database, visit http://your.server.name/installer/run.php</text:p>
        </text:list-item>
      </text:list>
      <text:p text:style-name="Text_20_body"/>
      <text:h text:style-name="Heading_20_2" text:outline-level="2">Upgrading when using Bazaar</text:h>
      <text:list xml:id="list1500475558" text:style-name="L4">
        <text:list-item>
          <text:p text:style-name="P6">`cd /path/to/lancms/`</text:p>
        </text:list-item>
        <text:list-item>
          <text:p text:style-name="P6">`bzr update`</text:p>
        </text:list-item>
        <text:list-item>
          <text:p text:style-name="P6">`chown www-data . -R`</text:p>
        </text:list-item>
        <text:list-item>
          <text:p text:style-name="P6">`cd installer`</text:p>
        </text:list-item>
        <text:list-item>
          <text:p text:style-name="P6">`php run.php`</text:p>
        </text:list-item>
      </text:list>
      <text:p text:style-name="Text_20_body"/>
      <text:p text:style-name="Text_20_body"/>
      <text:h text:style-name="Heading_20_1" text:outline-level="1">After installation – Quickintro to using LANCMS</text:h>
      <text:p text:style-name="Text_20_body">After installing the software, login as globaladmin/admin and creating your first event in GlobalAdmin. After creating the event, you should go back to globaladmin and set it as public, so that normal users can find it.</text:p>
      <text:p text:style-name="Text_20_body"/>
      <text:p text:style-name="Text_20_body">Since lancms has support for multiple events and multiple URLs, you'd have to go to globaladmin -&gt; change global options, and set the default eventID (1 is the default, with no event, the first event you create get eventID 2) for the hostname you're going to your installation of lancms.</text:p>
      <text:p text:style-name="Text_20_body"/>
      <text:p text:style-name="Text_20_body"/>
      <text:h text:style-name="Heading_20_2" text:outline-level="2">Adding tickets</text:h>
      <text:p text:style-name="Text_20_body"/>
      <text:p text:style-name="Text_20_body">You probably need to add some tickets so that your attendees can buy access to your event. In eventadmin, go to ticketadmin and add a tickettype. Set a name, the price of the ticket and what type of ticket it is. You can choose between:</text:p>
      <text:list xml:id="list1870114309" text:style-name="L5">
        <text:list-item>
          <text:p text:style-name="P7">prepaid (an admin needs to acknowledge that the ticket has been paid before you can pick a seat)</text:p>
        </text:list-item>
        <text:list-item>
          <text:p text:style-name="P7">preordered (you select a seat before you pay, payment is done when you arrive)</text:p>
        </text:list-item>
        <text:list-item>
          <text:p text:style-name="P7">onsite with computer (you haven't ordered a ticket before you show up in the door)</text:p>
        </text:list-item>
        <text:list-item>
          <text:p text:style-name="P7">onsite without computer (visitor)</text:p>
        </text:list-item>
        <text:list-item>
          <text:p text:style-name="P7">reseller (you pay in a store to get a code for a ticket).</text:p>
        </text:list-item>
      </text:list>
      <text:p text:style-name="Text_20_body"/>
      <text:p text:style-name="Text_20_body"><text:soft-page-break/>Prepaid and preordered tickets can be ordered directly by users, but onsite tickets has to be assigned to the user in the arrival-module.</text:p>
      <text:p text:style-name="Text_20_body"/>
      <text:h text:style-name="Heading_20_2" text:outline-level="2">Designing a seatmap</text:h>
      <text:p text:style-name="Text_20_body"/>
      <text:p text:style-name="Text_20_body">It's nice for the attendees to know where they are going to sit. In seatadmin you can design how you set up your floorplan, and choose diffrent types of seats:</text:p>
      <text:list xml:id="list76503981" text:style-name="L6">
        <text:list-item>
          <text:p text:style-name="P8">Wall/Door</text:p>
        </text:list-item>
        <text:list-item>
          <text:p text:style-name="P8">Open seat (normal, can be chosen by anyone, at once on preordered, and after payment is recieved on prepaid)</text:p>
        </text:list-item>
        <text:list-item>
          <text:p text:style-name="P8">Group (can be chose based on what group a user is member of. Useful to assign clan-seats to a group/clan or crew)</text:p>
        </text:list-item>
        <text:list-item>
          <text:p text:style-name="P8">Password (assign a password to the seats. Useful to give out clanseats or reserved seats, without needing to manage which groups should have access.</text:p>
        </text:list-item>
        <text:list-item>
          <text:p text:style-name="P8">Text (putting text on the map ) FIXME: NOT WORKING</text:p>
        </text:list-item>
        <text:list-item>
          <text:p text:style-name="P8">Area (creating areas, i.e. "check-in" and "kiosk") FIXME: NOT WORKING</text:p>
        </text:list-item>
      </text:list>
      <text:p text:style-name="Text_20_body"/>
      <text:p text:style-name="Text_20_body">Before you can start designing the seatmap, you have to reset it to create it and setup the event to have a seatmap.</text:p>
      <text:p text:style-name="Text_20_body"/>
      <text:h text:style-name="Heading_20_2" text:outline-level="2">Starting sales</text:h>
      <text:p text:style-name="Text_20_body"/>
      <text:p text:style-name="Text_20_body">In eventadmin -&gt; eventconfig, you can enable diffrent modules. To allow users to buy tickets, you check enable ticketorder, to enable people to pick seats, you enable seating, etc.</text:p>
      <text:p text:style-name="Text_20_body"/>
      <text:p text:style-name="Text_20_body"/>
      <text:h text:style-name="Heading_20_2" text:outline-level="2">Giving out rights</text:h>
      <text:p text:style-name="Text_20_body"/>
      <text:p text:style-name="Text_20_body">You'll have to give people rights to allow them access to admin-parts of the system. In eventadmin -&gt; group management, you can create diffrent groups, or crews. Create a group, i.e. "Securitycrew", and go to "Change group rights". If securitycrew is meant to work with arrivals and recieve payments for tickets, they probably need access to tickets, with "ticketadmin", changing seats for users with "seating", and changing users information (if they have written something wrong) with "userAdmin". An access-right of "Read" gives a right to see information, access of "Write" enables the users to do most tasks (i.e. changing tickets assigned to users, etc.) and admin-access gives access to change everything, including adding new tickettypes, etc.</text:p>
      <text:p text:style-name="Text_20_body"/>
      <text:p text:style-name="Text_20_body"/>
      <text:h text:style-name="Heading_20_1" text:outline-level="1"><text:soft-page-break/>The modules – advanced usage of LANCMS</text:h>
      <text:h text:style-name="Heading_20_2" text:outline-level="2">Globaladmin</text:h>
      <text:p text:style-name="Text_20_body">Globaladmin is the module where you do changes that affect the entire LANCMS installation. You can create and change events, view the logs, and modify users.</text:p>
      <text:p text:style-name="Text_20_body"/>
      <text:p text:style-name="Text_20_body">Only users with global admin-rights can see globaladmin. This right can normally not be given out but there are two ways of giving it to more that the first «globaladmin»-user:</text:p>
      <text:list xml:id="list427532425" text:style-name="L7">
        <text:list-item>
          <text:p text:style-name="P9">By finding the user you want to give globaladmin-rights to in MySQL (phpmyadmin or other tool), and changing the field «globaladmin» to «1» from «0».</text:p>
        </text:list-item>
        <text:list-item>
          <text:p text:style-name="P9">By putting the following in your config.php or OverrideConfig.php:</text:p>
        </text:list-item>
      </text:list>
      <text:p text:style-name="Text_20_body"><text:tab/><text:tab/>$globalaccess[] = 'globaladmin';</text:p>
      <text:p text:style-name="Text_20_body"><text:tab/>Afterwards, you have to create a accessgroup in an event, and giving it the globaladmin-<text:tab/>permission. You should for security-reasons disable the globalaccess from your config-file <text:tab/>after giving the group the right.</text:p>
      <text:p text:style-name="Text_20_body"/>
      <text:p text:style-name="Text_20_body">Events can have two operating modes: public and private. If the event is public, anyone can see it in the eventlist in the menu; if it's private, you have to be given permission to see it (or have global adminrights). To give someone access to a private event, set that event as active and go to «Attendee-access». That will give you a list of all access-groups in all events, and you can press «allow access» to give the members of that group access to the event.</text:p>
      <text:p text:style-name="Text_20_body"/>
      <text:p text:style-name="Text_20_body">In Global options, you can change configuration about what information is needed about users that register, as well as enable users to create users and clans. You can also define which events a user should see as default when they enter your webserver, by changing the hostname_your_webservers_hostname to the eventID of your event. The default is 1, which is no event.</text:p>
      <text:h text:style-name="Heading_20_2" text:outline-level="2">Eventadmin</text:h>
      <text:p text:style-name="Text_20_body"/>
      <text:h text:style-name="Heading_20_2" text:outline-level="2">Composystem</text:h>
      <text:p text:style-name="Text_20_body"/>
      <text:h text:style-name="Heading_20_2" text:outline-level="2">Arrival</text:h>
      <text:p text:style-name="Text_20_body">In Arrival, you can change the status of each ticket, and users. It is automatically given to all users that have ticketadmin-rights (write or admin). You can search for the users name (either firstname or lastname, not both), nickname or email. When you've found the correct user, you will see tickets that are assigned to that user (which he is the user of, not owner). If the background is orange, the ticket is not paid for, and if it's green, it has been paid for. Pushing the ticket name will give you a screen showing information about the user, and the ticket. You should check to see that the userinformation is correct, if you need to use that information later.</text:p>
      <text:p text:style-name="Text_20_body">Below the user information is ticketcontrols. The first cell marks if the ticket has been paid or not, and the price of the ticket. The second cell is if the ticket is seated on the seatmap or not. The third <text:soft-page-break/>cell is for deleting the ticket completly.</text:p>
      <text:p text:style-name="Text_20_body">Clicking the «paid»-cell, will mark the ticket as paid. Clicking once more, will mark it as not paid.</text:p>
      <text:p text:style-name="Text_20_body">Clicking the «seatmap»-cell will allow you to change where the ticket is seated on in seatmap.</text:p>
      <text:p text:style-name="Text_20_body"/>
      <text:p text:style-name="Text_20_body">If the user hasn't ordered a ticket before they arrive, you have to add a new ticket to the user. You can only choose onsite-tickets (from ticketadmin), and not the same tickets as the user preorders, otherwise the procedure is the same as for preordered.</text:p>
      <text:h text:style-name="Heading_20_2" text:outline-level="2">Tickets</text:h>
      <text:p text:style-name="Text_20_body">All tickets have two users assigned to them; owner and user. The user is the one that is going to use the ticket, the owner is someone that has full control of the ticket. This makes it possible for someone to order tickets for other people than themselves, but they should still change the user of the ticket, so you know who actually is visiting your event.</text:p>
      <text:h text:style-name="Heading_20_3" text:outline-level="3">Pre-paid tickets</text:h>
      <text:p text:style-name="Text_20_body">If you wish to use pre-paid tickets (that everyone has to pay for the ticket before they arrive), you can add a message on the bottom of the ticketorder-module as a global admin by going to eventadmin-&gt; Static and choose to edit the systemmessage «ticketorder_unpaid_tickets». There you should add information about your bankaccount number, and how you wish the users to tell you what tickets they have paid for (if you want them to tell you their username, the ticket-ID, etc.). You can also use the variable %%PRICE%% to display how much the user owes you.</text:p>
      <text:p text:style-name="Text_20_body">Please note: the system message is displayed on both the user and the owner of a ticket. Only one of them should pay for the ticket...</text:p>
      <text:p text:style-name="Text_20_body"/>
      <text:h text:style-name="Heading_20_3" text:outline-level="3">Listing tickets</text:h>
      <text:p text:style-name="Text_20_body">The last cell of each tickettype gives statistics about the tickettype. The first number is how many tickets have been reserved, the next number is how many has chosen a seat, and the last is how many has been paid. If you click the numbers, you get a list of all the tickets, who they belong to, and the status of each ticket.</text:p>
      <text:p text:style-name="Text_20_body"/>
      <text:h text:style-name="Heading_20_2" text:outline-level="2">Crewlist</text:h>
      <text:p text:style-name="Text_20_body">Groups with at least «Read»-access to the module crewlist is shown in the crewlist.</text:p>
      <text:p text:style-name="Text_20_body">It's made to show a list of all crewmembers. It also gives you a view of how many people there are in each crew, and in total.</text:p>
      <text:h text:style-name="Heading_20_2" text:outline-level="2">Forum</text:h>
      <text:p text:style-name="Text_20_body"/>
      <text:h text:style-name="Heading_20_2" text:outline-level="2">Kiosk</text:h>
      <text:p text:style-name="Text_20_body"/>
      <text:h text:style-name="Heading_20_2" text:outline-level="2"><text:soft-page-break/>News</text:h>
      <text:p text:style-name="Text_20_body"/>
      <text:h text:style-name="Heading_20_2" text:outline-level="2">Seating</text:h>
      <text:p text:style-name="Text_20_body"/>
      <text:h text:style-name="Heading_20_2" text:outline-level="2">Wannabe</text:h>
      <text:p text:style-name="Text_20_body">To set up Wannabe, you must first create your crewstructure under Eventadmin -&gt; Wannabeadmin -&gt; Crews, so people know which crews they can apply to.</text:p>
      <text:p text:style-name="Text_20_body">Afterwards, you create questions you want to ask the user – why (s)he wants to be a crew, if (s)he has been crew somewhere before, etc. The questions can be textarea-fields (the user writes something), dropdown (choose between diffrent answers) and checkboxes (yes/no).</text:p>
      <text:p text:style-name="Text_20_body">People that should be able to view the applications will have to be given wannabeadmin-access via a group.</text:p>
      <text:h text:style-name="Heading_20_2" text:outline-level="2">Templates and design</text:h>
      <text:p text:style-name="Text_20_body">Templates are in the templates/-directory in your LANCMS-installation. The default template is «Alfa1». If you wish to create your own template, you should look at one of the default templates, and create a copy of it. The template-file should have the same name as the folder/template name.</text:p>
      <text:p text:style-name="Text_20_body">You can select design/template per event, this is done from the event list in globaladmin.</text:p>
      <text:p text:style-name="Text_20_body">«Alfa1» is currently the only really supported template. The others haven't been updated in a while and may break.</text:p>
      <text:h text:style-name="Heading_20_3" text:outline-level="3">Small changes</text:h>
      <text:p text:style-name="Text_20_body">You do not have to create your own template for changing the entire design. Some changes are possible to put in your config.php or OverrideConfig.php:</text:p>
      <text:p text:style-name="Text_20_body">Put something in the &lt;head&gt;-section of the output (useful if you wish to use Google Analytics/Piwik/other statistic-solution):</text:p>
      <text:p text:style-name="Text_20_body">$design_head .= '&lt;meta http-equiv="Content-Type" content="text/html; charset=ISO-8859-1" /&gt;';</text:p>
      <text:p text:style-name="Text_20_body"/>
      <text:p text:style-name="Text_20_body">Put something in the event-menu (links to external tools, like a forum here):</text:p>
      <text:p text:style-name="Text_20_body">$design_eventmenu .= '&lt;li&gt;&lt;a href="<text:a xlink:type="simple" xlink:href="http://forum.globeorg.no/">http://forum.globeorg.no</text:a>"&gt;Forum&lt;/a&gt;&lt;/li&gt;';</text:p>
      <text:p text:style-name="Text_20_body"/>
      <text:p text:style-name="Text_20_body">Same thing with the global menu:</text:p>
      <text:p text:style-name="Text_20_body">$design_menu .= '&lt;li&gt;&lt;a href=<text:a xlink:type="simple" xlink:href="http://forum.globeorg.no/">http://forum.globeorg.no</text:a>&gt;Forum&lt;/a&gt;&lt;/li&gt;';</text:p>
      <text:h text:style-name="Heading_20_2" text:outline-level="2">Infoscreens</text:h>
      <text:p text:style-name="Text_20_body">To show information about kiosk prices, schedule, competitions and other things, each event may create a number of «screens». Each «screen» is given a «queue» where you can arrange «slides».</text:p>
      <text:p text:style-name="Text_20_body">When you've made your slides and added them in the queues, you take the URL of the «screen» and open in a browser on a computer connected to a projector or big monitor of some sort. And whola – a nice infoscreen!</text:p>
      <text:h text:style-name="Heading_20_1" text:outline-level="1"><text:soft-page-break/>More information?</text:h>
      <text:p text:style-name="Standard">You can find a lot of information on Launchpad: <text:a xlink:type="simple" xlink:href="http://launchpad.net/lancms">http://launchpad.net/lancms</text:a></text:p>
      <text:p text:style-name="Standard"/>
      <text:p text:style-name="Standard">If you find bugs: <text:a xlink:type="simple" xlink:href="https://bugs.launchpad.net/lancms">https://bugs.launchpad.net/lancms</text:a></text:p>
      <text:p text:style-name="Standard">If you have new features you want us to put into the code: <text:a xlink:type="simple" xlink:href="https://blueprints.launchpad.net/lancms">https://blueprints.launchpad.net/lancms</text:a></text:p>
      <text:p text:style-name="Standard">If you want access to code something: OMFG; please email us!! ;)</text:p>
      <text:h text:style-name="Heading_20_1" text:outline-level="1">Credits, history and license</text:h>
      <text:p text:style-name="Text_20_body"/>
      <text:h text:style-name="Heading_20_2" text:outline-level="2">History</text:h>
      <text:p text:style-name="Text_20_body">LANCMS (previously OSGlobeLAN) was first created by Jarle Moe (CronoMan) and Lars Åge Kamfjord (Laaknor) in 2003, and first used on GlobeLAN 5. We had previously (in autumn of 2002) created another system, that was pretty hardcoded and not very re-usable, so we decided to create an open source system, and get more users to give us input about it. Neither of us where very experienced in PHP, so we learned as we where coding.</text:p>
      <text:p text:style-name="Text_20_body">In the first OSGL-system, Jarle created the seating-system, and the session-handling system, and most of the rest of the code was Lars Åges. Jarle left the project in the end of 2004/beginning of 2005, and Mathias Bøhn Grytemark started doing some coding on it (mostly security-related). They figured out that the code was too bad to be good enough to continue using, since most of the main code was too bad. In 2007, Lars Åge began to work on OSGlobeLAN 2.0, with (among other things) support for multiple events. However, the coding didn't really start before LarvikLAN1 in the spring of 2009, and we got our first official working release of OSGL2 right before LarvikLAN.</text:p>
      <text:p text:style-name="Text_20_body">In january of 2011, Mathias found out that he didn't like SourceForge anymore, so he started to check out Launchpad as a hosting-system. Since we needed to register a name, we found out that it was the time to change away from the «GlobeLAN»-name, and use something more generic. The name LANCMS was chosen, since it is excactly that: a CMS for LANs.</text:p>
      <text:p text:style-name="Text_20_body"/>
      <text:h text:style-name="Heading_20_2" text:outline-level="2">Credits</text:h>
      <text:p text:style-name="P1">Main contributors:</text:p>
      <text:p text:style-name="Text_20_body">Lars Åge «Laaknor» Kamfjord </text:p>
      <text:p text:style-name="Text_20_body">Mathias «Alfa» Bøhn Grytemark</text:p>
      <text:p text:style-name="P1"/>
      <text:p text:style-name="P1">Important work</text:p>
      <text:p text:style-name="P2">Thomas «Firemorph» Presthus – installer-system</text:p>
      <text:p text:style-name="P2"/>
      <text:p text:style-name="P1">Giving us help</text:p>
      <text:p text:style-name="P2">Nils Petter «Techpoint» Nilsen – asking questions about how it works, and testing.</text:p>
      <text:p text:style-name="P2"/>
      <text:p text:style-name="P2"/>
      <text:h text:style-name="Heading_20_2" text:outline-level="2"><text:soft-page-break/>License</text:h>
      <text:p text:style-name="Text_20_body">The license of LANCMS is GNU GPL version 2 (or if you wish, any later version). You can view the full text of the license in docs/COPYING.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20T20:16:21.28</meta:creation-date>
    <dc:date>2012-01-14T17:32:06</dc:date>
    <meta:editing-duration>PT4H40M11S</meta:editing-duration>
    <meta:editing-cycles>29</meta:editing-cycles>
    <meta:generator>LibreOffice/3.4$Unix LibreOffice_project/340m1$Build-402</meta:generator>
    <meta:document-statistic meta:table-count="0" meta:image-count="0" meta:object-count="0" meta:page-count="9" meta:paragraph-count="170" meta:word-count="2536" meta:character-count="15090" meta:non-whitespace-character-count="12752"/>
    <meta:user-defined meta:name="Eier ">Lars Åge Kamfjord</meta:user-defined>
  </office:meta>
</office:document-meta>
</file>